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weight="bold" officeooo:rsid="001fbbef" officeooo:paragraph-rsid="001d35c6" style:font-weight-asian="bold" style:font-weight-complex="bold"/>
    </style:style>
    <style:style style:name="P2" style:family="paragraph" style:parent-style-name="Text_20_body">
      <style:text-properties officeooo:rsid="001fbbef" officeooo:paragraph-rsid="001d35c6"/>
    </style:style>
    <style:style style:name="P3" style:family="paragraph" style:parent-style-name="Text_20_body">
      <style:text-properties officeooo:rsid="00212aaa" officeooo:paragraph-rsid="001d35c6"/>
    </style:style>
    <style:style style:name="P4" style:family="paragraph" style:parent-style-name="Text_20_body">
      <style:paragraph-properties fo:text-align="start" style:justify-single-word="false"/>
      <style:text-properties officeooo:rsid="0025768f" officeooo:paragraph-rsid="001d35c6"/>
    </style:style>
    <style:style style:name="P5" style:family="paragraph" style:parent-style-name="Text_20_body">
      <style:text-properties officeooo:rsid="0022a81c" officeooo:paragraph-rsid="001d35c6"/>
    </style:style>
    <style:style style:name="P6" style:family="paragraph" style:parent-style-name="Text_20_body">
      <style:paragraph-properties fo:text-align="start" style:justify-single-word="false"/>
      <style:text-properties officeooo:rsid="0022f015" officeooo:paragraph-rsid="001d35c6"/>
    </style:style>
    <style:style style:name="P7" style:family="paragraph" style:parent-style-name="Text_20_body">
      <style:text-properties officeooo:rsid="0022f015" officeooo:paragraph-rsid="001d35c6"/>
    </style:style>
    <style:style style:name="P8" style:family="paragraph" style:parent-style-name="Text_20_body">
      <style:text-properties officeooo:rsid="0023a07a" officeooo:paragraph-rsid="001d35c6"/>
    </style:style>
    <style:style style:name="P9" style:family="paragraph" style:parent-style-name="Text_20_body">
      <style:paragraph-properties fo:margin-left="0in" fo:margin-right="0in" fo:margin-top="0.0398in" fo:margin-bottom="0.1366in" loext:contextual-spacing="false" fo:text-indent="0in" style:auto-text-indent="false"/>
      <style:text-properties officeooo:rsid="0025768f" officeooo:paragraph-rsid="001d35c6"/>
    </style:style>
    <style:style style:name="P10" style:family="paragraph" style:parent-style-name="Text_20_body">
      <style:paragraph-properties fo:margin-left="0in" fo:margin-right="0in" fo:margin-top="0.0398in" fo:margin-bottom="0.1366in" loext:contextual-spacing="false" fo:text-indent="0in" style:auto-text-indent="false"/>
      <style:text-properties officeooo:paragraph-rsid="001d35c6"/>
    </style:style>
    <style:style style:name="P11" style:family="paragraph" style:parent-style-name="Heading">
      <style:text-properties style:font-name="Liberation Serif" fo:font-weight="bold" officeooo:rsid="001fbbef" officeooo:paragraph-rsid="001d35c6" style:font-weight-asian="bold" style:font-weight-complex="bold"/>
    </style:style>
    <style:style style:name="P12" style:family="paragraph" style:parent-style-name="Heading_20_3">
      <style:text-properties officeooo:rsid="001fbbef" officeooo:paragraph-rsid="001d35c6"/>
    </style:style>
    <style:style style:name="P13" style:family="paragraph" style:parent-style-name="Heading_20_3">
      <style:text-properties officeooo:rsid="0022a81c" officeooo:paragraph-rsid="001d35c6"/>
    </style:style>
    <style:style style:name="P14" style:family="paragraph" style:parent-style-name="Heading_20_3">
      <style:text-properties officeooo:rsid="00212aaa" officeooo:paragraph-rsid="001d35c6"/>
    </style:style>
    <style:style style:name="P15" style:family="paragraph" style:parent-style-name="Heading_20_3">
      <style:text-properties officeooo:rsid="0025768f" officeooo:paragraph-rsid="001d35c6"/>
    </style:style>
    <style:style style:name="P16" style:family="paragraph" style:parent-style-name="Heading_20_3">
      <style:paragraph-properties fo:break-before="page"/>
      <style:text-properties officeooo:rsid="00212aaa" officeooo:paragraph-rsid="001d35c6"/>
    </style:style>
    <style:style style:name="P17" style:family="paragraph" style:parent-style-name="Text_20_body" style:list-style-name="L1">
      <style:paragraph-properties fo:line-height="100%"/>
      <style:text-properties officeooo:rsid="001fbbef" officeooo:paragraph-rsid="001d35c6"/>
    </style:style>
    <style:style style:name="P18" style:family="paragraph" style:parent-style-name="Text_20_body" style:list-style-name="L1">
      <style:paragraph-properties fo:line-height="100%"/>
      <style:text-properties officeooo:rsid="00212aaa" officeooo:paragraph-rsid="001d35c6"/>
    </style:style>
    <style:style style:name="P19" style:family="paragraph" style:parent-style-name="Text_20_body" style:list-style-name="L1">
      <style:paragraph-properties fo:line-height="100%"/>
      <style:text-properties officeooo:rsid="0025768f" officeooo:paragraph-rsid="001d35c6"/>
    </style:style>
    <style:style style:name="P20" style:family="paragraph" style:parent-style-name="Text_20_body">
      <style:paragraph-properties fo:text-align="start" style:justify-single-word="false"/>
      <style:text-properties officeooo:rsid="0025768f" officeooo:paragraph-rsid="001df7ed"/>
    </style:style>
    <style:style style:name="P21" style:family="paragraph" style:parent-style-name="Text_20_body">
      <style:paragraph-properties fo:text-align="center" style:justify-single-word="false"/>
      <style:text-properties officeooo:rsid="0022f015" officeooo:paragraph-rsid="001d35c6"/>
    </style:style>
    <style:style style:name="P22" style:family="paragraph" style:parent-style-name="Text_20_body" style:list-style-name="L2">
      <style:text-properties officeooo:paragraph-rsid="001d35c6"/>
    </style:style>
    <style:style style:name="P23" style:family="paragraph" style:parent-style-name="Text_20_body" style:list-style-name="L2">
      <style:paragraph-properties fo:line-height="100%"/>
      <style:text-properties officeooo:rsid="0022a81c" officeooo:paragraph-rsid="001d35c6"/>
    </style:style>
    <style:style style:name="P24" style:family="paragraph" style:parent-style-name="Text_20_body" style:list-style-name="L2">
      <style:text-properties officeooo:rsid="0022a81c" officeooo:paragraph-rsid="001d35c6"/>
    </style:style>
    <style:style style:name="P25" style:family="paragraph" style:parent-style-name="Text_20_body">
      <style:paragraph-properties fo:margin-left="0in" fo:margin-right="0in" fo:margin-top="0.0398in" fo:margin-bottom="0.1366in" loext:contextual-spacing="false" fo:text-indent="0in" style:auto-text-indent="false"/>
      <style:text-properties style:font-name="Liberation Serif" fo:font-weight="normal" officeooo:paragraph-rsid="001d35c6" style:font-weight-asian="normal" style:font-weight-complex="normal"/>
    </style:style>
    <style:style style:name="T1" style:family="text">
      <style:text-properties officeooo:rsid="0023a07a"/>
    </style:style>
    <style:style style:name="T2" style:family="text">
      <style:text-properties officeooo:rsid="00330f31"/>
    </style:style>
    <style:style style:name="T3" style:family="text">
      <style:text-properties officeooo:rsid="0025768f"/>
    </style:style>
    <style:style style:name="T4" style:family="text">
      <style:text-properties officeooo:rsid="0022f01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3a07a"/>
    </style:style>
    <style:style style:name="T8" style:family="text">
      <style:text-properties style:text-underline-style="none" officeooo:rsid="0022f015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2a81c" style:font-style-asian="italic" style:font-style-complex="italic"/>
    </style:style>
    <style:style style:name="T12" style:family="text">
      <style:text-properties fo:font-style="italic" officeooo:rsid="0023a07a" style:font-style-asian="italic" style:font-style-complex="italic"/>
    </style:style>
    <style:style style:name="T13" style:family="text">
      <style:text-properties officeooo:rsid="0022a81c"/>
    </style:style>
    <style:style style:name="T14" style:family="text">
      <style:text-properties officeooo:rsid="0025eb26"/>
    </style:style>
    <style:style style:name="T15" style:family="text">
      <style:text-properties officeooo:rsid="0033b06c"/>
    </style:style>
    <style:style style:name="T16" style:family="text">
      <style:text-properties style:font-name="Liberation Serif" fo:font-weight="bold" officeooo:rsid="0025768f" style:font-weight-asian="bold" style:font-weight-complex="bold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25768f" style:font-weight-asian="normal" style:font-weight-complex="normal"/>
    </style:style>
    <style:style style:name="T19" style:family="text">
      <style:text-properties style:font-name="Liberation Serif" fo:font-weight="normal" style:font-weight-asian="normal" style:font-weight-complex="normal" loext:padding="0in" loext:border="none"/>
    </style:style>
    <style:style style:name="T20" style:family="text">
      <style:text-properties style:font-name="Liberation Serif" fo:font-weight="normal" officeooo:rsid="0025eb26" style:font-weight-asian="normal" style:font-weight-complex="normal"/>
    </style:style>
    <style:style style:name="T21" style:family="text">
      <style:text-properties officeooo:rsid="001df7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using Visual Studio as kernel debugger.</text:p>
      <text:p text:style-name="P2">Setting up <text:span text:style-name="T1">this</text:span> process usually makes me want to cry. <text:s/>I'm reviewing my notes and I sincerely hope that I haven't left anything out. <text:s/></text:p>
      <text:p text:style-name="P2"><text:span text:style-name="T2">Once it is all working, u</text:span>sing VS is great because Intellisense is available and it is even possible to deploy a newly built driver to the target VM. <text:s/></text:p>
      <text:h text:style-name="P12" text:outline-level="3">Prepare the VM.</text:h>
      <text:list xml:id="list5726175591222658941" text:style-name="L1">
        <text:list-item>
          <text:p text:style-name="P17">Install a VM</text:p>
        </text:list-item>
        <text:list-item>
          <text:p text:style-name="P17">Add Debug boot entry:</text:p>
          <text:list>
            <text:list-item>
              <text:p text:style-name="P17">from a CMD window <text:s/>with administrator rights <text:span text:style-name="T2">enter</text:span>:</text:p>
              <text:list>
                <text:list-item>
                  <text:p text:style-name="P17"><text:span text:style-name="T3">&gt;</text:span>bcdedit /copy {current} /d Debug</text:p>
                </text:list-item>
                <text:list-item>
                  <text:p text:style-name="P17"><text:span text:style-name="T3">&gt;</text:span>bcdedit /copy {current} /d Safemode</text:p>
                </text:list-item>
                <text:list-item>
                  <text:p text:style-name="P17"><text:span text:style-name="T2">&gt;</text:span>msconfig</text:p>
                  <text:list>
                    <text:list-item>
                      <text:p text:style-name="P17">Select the boot tab</text:p>
                      <text:list>
                        <text:list-item>
                          <text:p text:style-name="P17">Select the Debug boot entry and click “Advanced options”</text:p>
                          <text:list>
                            <text:list-item>
                              <text:p text:style-name="P17">Tick “Debug port:”<text:line-break/> <text:s text:c="8"/>COM1:<text:line-break/> <text:s text:c="8"/>Baud rate: 115200</text:p>
                            </text:list-item>
                            <text:list-item>
                              <text:p text:style-name="P17">Click Ok</text:p>
                            </text:list-item>
                          </text:list>
                        </text:list-item>
                        <text:list-item>
                          <text:p text:style-name="P17">Select the Safemode boot entry and tick “Safe Boot/Network”</text:p>
                        </text:list-item>
                        <text:list-item>
                          <text:p text:style-name="P18">Click Ok and reboot now or lat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Install the qxldod driver. </text:p>
        </text:list-item>
        <text:list-item>
          <text:p text:style-name="P19">if using a 64 bit machine, see section below</text:p>
        </text:list-item>
      </text:list>
      <text:h text:style-name="P13" text:outline-level="3">Prepare Tcp2pipe:</text:h>
      <text:p text:style-name="P5">This software <text:span text:style-name="T3">handles</text:span> serial communication over tcp. <text:s/>I've slightly modified <text:span text:style-name="T3">the standard version to allow t</text:span>he user to specify which end <text:span text:style-name="T2">(debugger</text:span>/host) will be server. <text:s/>On the <text:s/>(debug machine) run tcp2pipe as follows:</text:p>
      <text:p text:style-name="P21">tcp2pipe 10.18.25.10 4442 \\.\pipe\windbg server</text:p>
      <text:p text:style-name="P6"><text:span text:style-name="T2">The ip address should be the ip of the debugger machine. </text:span>Make sure that the pipename <text:span text:style-name="T2">(in this case windbg)</text:span> matches the <text:span text:style-name="T3">device pipename parameter</text:span> in Visual <text:span text:style-name="T1">S</text:span>tudio described below.</text:p>
      <text:p text:style-name="P6">Run this application before starting up the Visual Studio debugging or the VM. <text:s/>It will print out “waiting for pipe client to connect...” <text:s/><text:span text:style-name="T1">Leave it running for the duration of the debugging session.</text:span></text:p>
      <text:p text:style-name="P20">The source for tcp2pipe is also on my personal repo. <text:soft-page-break/><text:span text:style-name="T21">http://git.engineering.redhat.com/git/users/sstutsma/tcp2pipe.git/</text:span></text:p>
      <text:p text:style-name="P4"/>
      <text:h text:style-name="P16" text:outline-level="3">Running Visual Studio</text:h>
      <text:p text:style-name="P5"/>
      <text:p text:style-name="P7">I think it is a good idea to use the <text:span text:style-name="T5">NT</text:span><text:span text:style-name="T6">_KD_FILES environmental variable to specify </text:span><text:span text:style-name="T7">a file with the</text:span><text:span text:style-name="T6"> .kdfiles parameters. <text:s/>This is the easiest way to get freshly built drivers installed on the victim machine. (See </text:span><text:a xlink:type="simple" xlink:href="https://msdn.microsoft.com/en-us/library/windows/hardware/ff552148%28v=vs.85%29.aspx?f=255&amp;MSPPError=-2147217396" text:style-name="Internet_20_link" text:visited-style-name="Visited_20_Internet_20_Link"><text:span text:style-name="T5">https://msdn.microsoft.com/en-us/library/windows/hardware/ff552148%28v=vs.85%29.aspx?f=255&amp;MSPPError=-2147217396</text:span></text:a><text:span text:style-name="T6">). <text:s/></text:span></text:p>
      <text:p text:style-name="P5"><text:span text:style-name="T6">Be sure to have the Windows </text:span><text:span text:style-name="T8">10 </text:span><text:span text:style-name="T6">WDK installed. <text:s/>When it is installed there will be a </text:span><text:span text:style-name="T9">Driver</text:span><text:span text:style-name="T6"> Menu item in the top bar. </text:span><text:span text:style-name="T7"><text:s/>To begin you need to configure a general VM victim device. </text:span><text:span text:style-name="T8">The device you configure below can be used for any victim when you are using the serial debug connection.</text:span></text:p>
      <text:list xml:id="list8255029118568841742" text:style-name="L2">
        <text:list-item>
          <text:p text:style-name="P22"><text:span text:style-name="T13">Select </text:span><text:span text:style-name="T11">Driver</text:span><text:span text:style-name="T13">→</text:span><text:span text:style-name="T11">Test</text:span><text:span text:style-name="T13">→</text:span><text:span text:style-name="T11">Configure Devices</text:span><text:span text:style-name="T13">→</text:span><text:span text:style-name="T11">Add New Device</text:span><text:span text:style-name="T13">.</text:span></text:p>
          <text:list>
            <text:list-item>
              <text:p text:style-name="P23">Fill in the device name and host IP. <text:s/></text:p>
            </text:list-item>
            <text:list-item>
              <text:p text:style-name="P23">Select Manually configure …</text:p>
            </text:list-item>
          </text:list>
        </text:list-item>
        <text:list-item>
          <text:p text:style-name="P24">On the next Page;</text:p>
          <text:list>
            <text:list-item>
              <text:p text:style-name="P22"><text:span text:style-name="T11">Connection Type</text:span><text:span text:style-name="T13"> → Serial<text:line-break/></text:span><text:span text:style-name="T11">Baud Rate</text:span><text:span text:style-name="T13"> →115200<text:line-break/>Tick </text:span><text:span text:style-name="T11">Pipe</text:span><text:span text:style-name="T13"> and </text:span><text:span text:style-name="T11">Reconnect</text:span><text:span text:style-name="T13"><text:line-break/></text:span><text:span text:style-name="T11">Pipe name</text:span><text:span text:style-name="T13"> →windbg<text:line-break/></text:span><text:span text:style-name="T11">Target Port</text:span><text:span text:style-name="T13"> → com1</text:span></text:p>
            </text:list-item>
          </text:list>
        </text:list-item>
        <text:list-item>
          <text:p text:style-name="P24">Finish/Ok <text:s text:c="11"/></text:p>
        </text:list-item>
      </text:list>
      <text:p text:style-name="P3"><text:span text:style-name="T1">Note the '</text:span><text:span text:style-name="T12">Pipe name</text:span><text:span text:style-name="T1">' parameter. <text:s/>This must be the same as specified in tcp2pipe above.</text:span></text:p>
      <text:p text:style-name="P3">Open the <text:span text:style-name="T1">Visual Studio solution for the </text:span>driver and select:<text:line-break/><text:tab/><text:span text:style-name="T10">Debug</text:span>→Attach to Process.<text:line-break/><text:tab/><text:span text:style-name="T10">Transport</text:span>:→Windows Kernel Mode Debugger<text:line-break/><text:tab/><text:span text:style-name="T11">Qualifier</text:span><text:span text:style-name="T13">: → Select the device defined in the step above<text:line-break/><text:tab/>Click </text:span><text:span text:style-name="T11">Attach</text:span><text:span text:style-name="T13"> (Click </text:span><text:span text:style-name="T11">Refresh</text:span><text:span text:style-name="T13"> if the Attach button is disabled)</text:span></text:p>
      <text:p text:style-name="P7">In the Debugger Immediate Window you should see some output ending <text:span text:style-name="T3">with</text:span> “Waiting to reconnect….”.' tcp2pipe will printout “starting tcp server” and “waiting for victim to connect”. Now's the time to fire up the VM.</text:p>
      <text:h text:style-name="P14" text:outline-level="3">Running the VM</text:h>
      <text:p text:style-name="P3">The VM needs to run with bridge mode networking and the -serial tcp parameter set to the IP :Port of the <text:span text:style-name="T4">host </text:span>debug machine <text:span text:style-name="T4">and the port number specified in tcp2pipe</text:span>, e.g., <text:span text:style-name="T10">-serial TCP:10.18.25.10:4442</text:span> </text:p>
      <text:p text:style-name="P7">If all goes well, <text:span text:style-name="T14">once the VM is running,</text:span> tcp2pipe will print out “let the information flow...” <text:s/>Things can progress fairly slowly from here especially, it seems, on the initial connections. <text:s/>Eventually, you'll see some output in the debugger's Immediate Window. <text:s/>Now's a good time to start up the remote-<text:soft-page-break/>viewer. <text:s/>When the boot screen comes up, select the Debug option.</text:p>
      <text:p text:style-name="P8">If all goes well and I haven't forgotten something, then you should be good to go. <text:s/>Visual Studio functions now pretty much like <text:span text:style-name="T2">our old friend </text:span>windbg. <text:span text:style-name="T2">And like windbg over the serial link, it is dog slow. </text:span></text:p>
      <text:p text:style-name="P8">From the <text:span text:style-name="T10">Debug</text:span> menu select “Break All”. <text:s/>It takes a bit but the kd&gt; prompt will appear in the Immediate Window and you can enter windbg commands here. <text:s/>The best part is that all the Intellisense capabilities are available and that should help with learning/debugging the code as you go.</text:p>
      <text:h text:style-name="P15" text:outline-level="3">64 Bit Victims</text:h>
      <text:p text:style-name="P2">If at all possible, I recommend using a 32bit VM. <text:s/>There's just more security workarounds required for the 64 bit platform. <text:s/><text:span text:style-name="T15">To prepare a 64 bit victim as above add the following to the boot parameters via bcdedit:</text:span></text:p>
      <text:p text:style-name="P10"><text:span text:style-name="T16"><text:tab/></text:span><text:span text:style-name="T18">&gt;</text:span><text:span text:style-name="Strong_20_Emphasis"><text:span text:style-name="T19">bcdedit -set TESTSIGNING ON</text:span></text:span><text:span text:style-name="T17"> </text:span><text:span text:style-name="T18"><text:line-break/> <text:s text:c="11"/>&gt;</text:span><text:span text:style-name="Strong_20_Emphasis"><text:span text:style-name="T19">bcdedit -set loadoptions DDISABLE_INTEGRITY_CHECKS</text:span></text:span><text:span text:style-name="T17"> </text:span></text:p>
      <text:p text:style-name="P9"><text:span text:style-name="T17">These will disable the signing checks required on 64bit </text:span><text:span text:style-name="T20">VMs</text:span><text:span text:style-name="T17">.</text:span></text:p>
      <text:p text:style-name="P2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22:32.361000000</meta:creation-date>
    <dc:date>2016-01-07T14:15:38.279000000</dc:date>
    <meta:editing-duration>PT35M40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4" meta:paragraph-count="45" meta:word-count="740" meta:character-count="4522" meta:non-whitespace-character-count="3767"/>
  </office:meta>
</office:document-meta>
</file>